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Helvetica" svg:font-family="Helvetica"/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66.94mm" style:rel-column-width="25802*"/>
    </style:style>
    <style:style style:name="Table1.B" style:family="table-column">
      <style:table-column-properties style:column-width="58.38mm" style:rel-column-width="22504*"/>
    </style:style>
    <style:style style:name="Table1.C" style:family="table-column">
      <style:table-column-properties style:column-width="44.7mm" style:rel-column-width="17229*"/>
    </style:style>
    <style:style style:name="Table1.A1" style:family="table-cell">
      <style:table-cell-properties style:vertical-align="bottom" fo:padding="0.97mm" fo:border-left="0.02mm solid #cccccc" fo:border-right="none" fo:border-top="0.02mm solid #cccccc" fo:border-bottom="0.02mm solid #cccccc"/>
    </style:style>
    <style:style style:name="Table1.C1" style:family="table-cell">
      <style:table-cell-properties style:vertical-align="bottom" fo:padding="0.97mm" fo:border="0.02mm solid #cccccc"/>
    </style:style>
    <style:style style:name="Table1.A2" style:family="table-cell">
      <style:table-cell-properties fo:padding="0.97mm" fo:border-left="0.02mm solid #cccccc" fo:border-right="none" fo:border-top="none" fo:border-bottom="0.02mm solid #cccccc"/>
    </style:style>
    <style:style style:name="Table1.C2" style:family="table-cell">
      <style:table-cell-properties fo:padding="0.97mm" fo:border-left="0.02mm solid #cccccc" fo:border-right="0.02mm solid #cccccc" fo:border-top="none" fo:border-bottom="0.02mm solid #cccccc"/>
    </style:style>
    <style:style style:name="Table2" style:family="table">
      <style:table-properties style:width="170mm" table:align="margins"/>
    </style:style>
    <style:style style:name="Table2.A" style:family="table-column">
      <style:table-column-properties style:column-width="84.81mm" style:rel-column-width="32690*"/>
    </style:style>
    <style:style style:name="Table2.B" style:family="table-column">
      <style:table-column-properties style:column-width="20.16mm" style:rel-column-width="7771*"/>
    </style:style>
    <style:style style:name="Table2.C" style:family="table-column">
      <style:table-column-properties style:column-width="11.41mm" style:rel-column-width="4400*"/>
    </style:style>
    <style:style style:name="Table2.D" style:family="table-column">
      <style:table-column-properties style:column-width="26.04mm" style:rel-column-width="10038*"/>
    </style:style>
    <style:style style:name="Table2.E" style:family="table-column">
      <style:table-column-properties style:column-width="27.59mm" style:rel-column-width="10636*"/>
    </style:style>
    <style:style style:name="Table2.A1" style:family="table-cell">
      <style:table-cell-properties style:vertical-align="bottom" fo:padding="0.97mm" fo:border-left="none" fo:border-right="none" fo:border-top="none" fo:border-bottom="0.02mm solid #000000"/>
    </style:style>
    <style:style style:name="Table2.A2" style:family="table-cell">
      <style:table-cell-properties fo:padding="0.97mm" fo:border="none"/>
    </style:style>
    <style:style style:name="Table2.A3" style:family="table-cell">
      <style:table-cell-properties fo:padding="0.97mm" fo:border-left="none" fo:border-right="none" fo:border-top="none" fo:border-bottom="0.02mm solid #b3b3b3"/>
    </style:style>
    <style:style style:name="Table2.C8" style:family="table-cell">
      <style:table-cell-properties fo:padding="0.97mm" fo:border-left="none" fo:border-right="none" fo:border-top="0.02mm solid #000000" fo:border-bottom="none"/>
    </style:style>
    <style:style style:name="Table3" style:family="table">
      <style:table-properties style:width="170mm" table:align="margins"/>
    </style:style>
    <style:style style:name="Table3.A" style:family="table-column">
      <style:table-column-properties style:column-width="170mm" style:rel-column-width="65535*"/>
    </style:style>
    <style:style style:name="Table3.1" style:family="table-row">
      <style:table-row-properties style:min-row-height="50.01mm"/>
    </style:style>
    <style:style style:name="P1" style:family="paragraph" style:parent-style-name="terp_5f_default_5f_Italic">
      <style:paragraph-properties fo:margin-left="0mm" fo:margin-right="0mm" fo:text-align="start" style:justify-single-word="false" fo:text-indent="0mm" style:auto-text-indent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2" style:family="paragraph" style:parent-style-name="terp_5f_default_5f_Italic">
      <style:paragraph-properties fo:margin-left="6.84mm" fo:margin-right="-0.12mm" fo:text-align="start" style:justify-single-word="false" fo:text-indent="0mm" style:auto-text-indent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3" style:family="paragraph" style:parent-style-name="terp_5f_default_5f_Italic">
      <style:paragraph-properties fo:margin-left="6.84mm" fo:margin-right="-0.12mm" fo:text-align="start" style:justify-single-word="false" fo:text-indent="0mm" style:auto-text-indent="false"/>
      <style:text-properties fo:color="#000000" style:font-name="DejaVu Sans" fo:font-size="8pt" style:font-name-asian="Bitstream Vera Sans" style:font-size-asian="8pt" style:font-name-complex="Bitstream Vera Sans" style:font-size-complex="8pt"/>
    </style:style>
    <style:style style:name="P4" style:family="paragraph" style:parent-style-name="terp_5f_header">
      <style:paragraph-properties fo:margin-top="4.32mm" fo:margin-bottom="4.32mm"/>
      <style:text-properties fo:color="#000000" style:font-name="DejaVu Sans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6" style:family="paragraph" style:parent-style-name="Table_20_Contents">
      <style:paragraph-properties fo:text-align="end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7" style:family="paragraph" style:parent-style-name="terp_5f_tblheader_5f_Details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8" style:family="paragraph" style:parent-style-name="terp_5f_tblheader_5f_General_5f_Centre">
      <style:text-properties fo:color="#000000" style:font-name="DejaVu Sans"/>
    </style:style>
    <style:style style:name="P9" style:family="paragraph" style:parent-style-name="terp_5f_tblheader_5f_Details_5f_Centre">
      <style:text-properties fo:color="#000000" style:font-name="DejaVu Sans"/>
    </style:style>
    <style:style style:name="P10" style:family="paragraph" style:parent-style-name="terp_5f_tblheader_5f_Details_5f_Right">
      <style:text-properties fo:color="#000000" style:font-name="DejaVu Sans"/>
    </style:style>
    <style:style style:name="P11" style:family="paragraph" style:parent-style-name="terp_5f_default_5f_Centre_5f_8">
      <style:text-properties fo:color="#000000" style:font-name="DejaVu Sans"/>
    </style:style>
    <style:style style:name="P12" style:family="paragraph" style:parent-style-name="terp_5f_default_5f_9">
      <style:text-properties fo:color="#000000" style:font-name="DejaVu Sans"/>
    </style:style>
    <style:style style:name="P13" style:family="paragraph" style:parent-style-name="terp_5f_default_5f_9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14" style:family="paragraph" style:parent-style-name="terp_5f_default_5f_Bold_5f_9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15" style:family="paragraph" style:parent-style-name="terp_5f_default_5f_8" style:master-page-name="First_20_Page">
      <style:paragraph-properties style:page-number="auto"/>
      <style:text-properties fo:color="#000000" style:font-name="DejaVu Sans"/>
    </style:style>
    <style:style style:name="P16" style:family="paragraph" style:parent-style-name="terp_5f_default_5f_8">
      <style:text-properties fo:color="#000000" style:font-name="DejaVu Sans"/>
    </style:style>
    <style:style style:name="P17" style:family="paragraph" style:parent-style-name="terp_5f_default_5f_8">
      <style:text-properties fo:color="#000000" style:font-name="DejaVu Sans" fo:font-size="9pt" style:font-size-asian="9pt" style:font-size-complex="9pt"/>
    </style:style>
    <style:style style:name="P18" style:family="paragraph" style:parent-style-name="terp_5f_default_5f_9">
      <style:text-properties fo:color="#000000" style:font-name="DejaVu Sans"/>
    </style:style>
    <style:style style:name="P19" style:family="paragraph" style:parent-style-name="terp_5f_default_5f_9">
      <style:paragraph-properties fo:text-align="start" style:justify-single-word="false"/>
      <style:text-properties fo:color="#000000" style:font-name="DejaVu Sans" fo:font-size="9pt" style:font-name-asian="Bitstream Vera Sans" style:font-size-asian="9pt" style:font-name-complex="Bitstream Vera Sans" style:font-size-complex="9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9pt" style:font-size-asian="9pt" style:font-size-complex="9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placeholder text:placeholder-type="text">&lt;setLang(o.partner_id.lang)&gt;</text:placeholder></text:p>
      <table:table table:name="Table3" table:style-name="Table3">
        <table:table-column table:style-name="Table3.A"/>
        <table:table-row table:style-name="Table3.1">
          <table:table-cell office:value-type="string">
            <text:p text:style-name="P17"/>
            <text:p text:style-name="P17"/>
            <text:p text:style-name="P17"><text:text-input text:description="&lt;o.partner_id.company_ext&gt;">o.partner_id.company_ext</text:text-input></text:p>
            <text:p text:style-name="P12"><text:text-input text:description="&lt;o.partner_id.department_company_ext&gt;">o.partner_id.department_company_ext</text:text-input></text:p>
            <text:p text:style-name="P12"><text:text-input text:description="&lt;o.partner_address_id.title.name&gt;">o.partner_address_id.title.name</text:text-input> <text:text-input text:description="&lt;o.partner_address_id.prename&gt;">o.partner_address_id.prename</text:text-input> <text:text-input text:description="&lt;o.partner_address_id.name&gt;">o.partner_address_id.name</text:text-input></text:p>
            <text:p text:style-name="P12"><text:text-input text:description="&lt;o.partner_address_id.street&gt;">o.partner_address_id.street</text:text-input> <text:span text:style-name="T2"><text:text-input text:description="&lt;if test=&quot;o.partner_address_id.street2&quot;&gt;">&lt;if test="o.partner_address_id.street2"&gt;</text:text-input></text:span><text:span text:style-name="T2"><text:line-break/></text:span><text:span text:style-name="T2"><text:text-input text:description="&lt;o.partner_address_id.street2&gt;">&lt;o.partner_address_id.street2&gt;</text:text-input></text:span><text:span text:style-name="T2"><text:text-input text:description="&lt;/if&gt;">/if</text:text-input></text:span></text:p>
            <text:p text:style-name="P12"><text:text-input text:description="&lt;o.partner_address_id.zip&gt;">o.partner_address_id.zip</text:text-input> <text:text-input text:description="&lt;o.partner_address_id.city&gt;">o.partner_address_id.city</text:text-input></text:p>
            <text:p text:style-name="P19"><text:text-input text:description="&lt;o.partner_address_id.country_id.name&gt;">o.partner_address_id.country_id.name</text:text-input></text:p>
          </table:table-cell>
        </table:table-row>
      </table:table>
      <text:p text:style-name="P16"/>
      <text:p text:style-name="P16"/>
      <text:p text:style-name="P4"><text:text-input text:description="&lt;choose&gt;">&lt;choose&gt;</text:text-input><text:text-input text:description="&lt;when test=&quot;o.state=='draft'&quot;&gt;">when test="o.state=='draft'"</text:text-input> <text:text-input text:description="&lt;_(&quot;Request for Quotation N°&quot;)&gt;">Request for Quotation N°</text:text-input> <text:text-input text:description="&lt;o.name&gt;">o.name</text:text-input> <text:text-input text:description="&lt;/when&gt;">/when</text:text-input><text:text-input text:description="&lt;when test=&quot;o.state&lt;&gt;'draft'&quot;&gt;">when test="o.state&lt;&gt;'draft' "</text:text-input> <text:s/><text:text-input text:description="&lt;_(&quot;Purchase Order Confirmation N°&quot;)&gt;">Purchase Order Confirmation N°</text:text-input> <text:text-input text:description="&lt;o.name&gt;">o.name</text:text-input> <text:text-input text:description="&lt;/when&gt;">/when</text:text-input><text:text-input text:description="&lt;/choose&gt;">&lt;/choose&gt;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<text:text-input text:description="&lt;_(&quot;Our Order Reference&quot;)&gt;">Our Order Reference</text:text-input></text:p>
          </table:table-cell>
          <table:table-cell table:style-name="Table1.A1" office:value-type="string">
            <text:p text:style-name="P8"><text:text-input text:description="&lt;_(&quot;Order Date&quot;)&gt;">Order Date</text:text-input></text:p>
          </table:table-cell>
          <table:table-cell table:style-name="Table1.C1" office:value-type="string">
            <text:p text:style-name="P8"><text:text-input text:description="&lt;_(&quot;Validated By&quot;)&gt;">Validated By</text:text-input></text:p>
          </table:table-cell>
        </table:table-row>
        <table:table-row>
          <table:table-cell table:style-name="Table1.A2" office:value-type="string">
            <text:p text:style-name="P11"><text:text-input text:description="&lt; o.name&gt;">o.name</text:text-input></text:p>
          </table:table-cell>
          <table:table-cell table:style-name="Table1.A2" office:value-type="string">
            <text:p text:style-name="P11"><text:text-input text:description="&lt;if test=&quot;o.date_order&quot;&gt;">&lt;if test="o.date_order"&gt;</text:text-input><text:text-input text:description="&lt;formatLang(o.date_order,date=True)&gt;">&lt;o.date_order&gt;</text:text-input><text:span text:style-name="T1"><text:text-input text:description="&lt;/if&gt;">/if</text:text-input></text:span></text:p>
          </table:table-cell>
          <table:table-cell table:style-name="Table1.C2" office:value-type="string">
            <text:p text:style-name="P11"><text:text-input text:description="&lt; o.validator.name &gt;"/><text:text-input text:description="&lt; o.validator.name &gt;">o.validator.name</text:text-input></text:p>
          </table:table-cell>
        </table:table-row>
      </table:table>
      <text:p text:style-name="P12"/>
      <text:p text:style-name="P12"><text:span text:style-name="T1"><text:text-input text:description="&lt;if test=&quot;o.notes&quot;&gt;">&lt;if test="o.notes"&gt;</text:text-input></text:span><text:span text:style-name="T1"><text:text-input text:description="&lt;o.notes&gt;">&lt;o.notes&gt;</text:text-input></text:span><text:span text:style-name="T1"> </text:span><text:span text:style-name="T1"><text:text-input text:description="&lt;/if&gt;">&lt;/if&gt;</text:text-input></text:span>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7"><text:text-input text:description="&lt;_(&quot;Description&quot;)&gt;">Description</text:text-input></text:p>
          </table:table-cell>
          <table:table-cell table:style-name="Table2.A1" table:number-columns-spanned="2" office:value-type="string">
            <text:p text:style-name="P9"><text:text-input text:description="&lt;_(&quot;Qty&quot;)&gt;">Qty</text:text-input></text:p>
          </table:table-cell>
          <table:covered-table-cell/>
          <table:table-cell table:style-name="Table2.A1" office:value-type="string">
            <text:p text:style-name="P10"><text:text-input text:description="&lt;_(&quot;Unit Price&quot;)&gt;">Unit Price</text:text-input></text:p>
          </table:table-cell>
          <table:table-cell table:style-name="Table2.A1" office:value-type="string">
            <text:p text:style-name="P10"><text:text-input text:description="&lt;_(&quot;Net Price&quot;)&gt;">Net Price</text:text-input></text:p>
          </table:table-cell>
        </table:table-row>
        <table:table-row>
          <table:table-cell table:style-name="Table2.A2" office:value-type="string">
            <text:p text:style-name="P13"><text:text-input text:description="&lt;for each=&quot;line in o.order_line&quot;&gt;">&lt;for each="line in o.order_line"&gt;</text:text-input></text:p>
          </table:table-cell>
          <table:table-cell table:style-name="Table2.A2" table:number-columns-spanned="2" office:value-type="string">
            <text:p text:style-name="P5"/>
          </table:table-cell>
          <table:covered-table-cell/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3" office:value-type="string">
            <text:p text:style-name="P13"><text:text-input text:description="&lt;line.name&gt;">line.name</text:text-input></text:p>
          </table:table-cell>
          <table:table-cell table:style-name="Table2.A3" table:number-columns-spanned="2" office:value-type="string">
            <text:p text:style-name="P6"><text:text-input text:description="&lt;formatLang(line.product_qty, digits=0 )&gt;">formatLang(line.product_qty, digits=0 )</text:text-input> <text:text-input text:description="&lt;line.product_uom.name&gt;">line.product_uom.name</text:text-input></text:p>
          </table:table-cell>
          <table:covered-table-cell/>
          <table:table-cell table:style-name="Table2.A3" office:value-type="string">
            <text:p text:style-name="P6"><text:text-input text:description="&lt;formatLang(line.price_unit, digits=get_digits(dp='Purchase Price') ) &gt;">formatLang(line.price_unit, digits=get_digits(dp='Purchase Price') )</text:text-input> <text:text-input text:description="&lt; o.pricelist_id.currency_id.symbol &gt;">o.pricelist_id.currency_id.symbol</text:text-input></text:p>
          </table:table-cell>
          <table:table-cell table:style-name="Table2.A3" office:value-type="string">
            <text:p text:style-name="P6"><text:text-input text:description="&lt; formatLang(line.price_subtotal, digits=get_digits(dp='Purchase Price') )  &gt;">formatLang(line.price_subtotal, digits=get_digits(dp='Purchase Price') )</text:text-input> <text:text-input text:description="&lt; o.pricelist_id.currency_id.symbol  &gt;">o.pricelist_id.currency_id.symbol</text:text-input></text:p>
          </table:table-cell>
        </table:table-row>
        <table:table-row>
          <table:table-cell table:style-name="Table2.A2" office:value-type="string">
            <text:p text:style-name="P2"><text:text-input text:description="&lt;if test=&quot;line.notes&quot;&gt;">&lt;if test="line.notes"&gt;</text:text-input></text:p>
          </table:table-cell>
          <table:table-cell table:style-name="Table2.A2" table:number-columns-spanned="2" office:value-type="string">
            <text:p text:style-name="P5"/>
          </table:table-cell>
          <table:covered-table-cell/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3"><text:text-input text:description="&lt;line.notes&gt;">&lt;line.notes&gt;</text:text-input></text:p>
          </table:table-cell>
          <table:table-cell table:style-name="Table2.A2" table:number-columns-spanned="2" office:value-type="string">
            <text:p text:style-name="P5"/>
          </table:table-cell>
          <table:covered-table-cell/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2"><text:text-input text:description="&lt;/if&gt;">&lt;/if&gt;</text:text-input></text:p>
          </table:table-cell>
          <table:table-cell table:style-name="Table2.A2" table:number-columns-spanned="2" office:value-type="string">
            <text:p text:style-name="P5"/>
          </table:table-cell>
          <table:covered-table-cell/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1"><text:text-input text:description="&lt;/for&gt;">&lt;/for&gt;</text:text-input></text:p>
          </table:table-cell>
          <table:table-cell table:style-name="Table2.A2" table:number-columns-spanned="2" office:value-type="string">
            <text:p text:style-name="P5"/>
          </table:table-cell>
          <table:covered-table-cell/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5"/>
          </table:table-cell>
          <table:table-cell table:style-name="Table2.C8" table:number-columns-spanned="2" office:value-type="string">
            <text:p text:style-name="P5"><text:text-input text:description="&lt;_(&quot;Net Total :&quot;)&gt;">Net Total :</text:text-input></text:p>
          </table:table-cell>
          <table:covered-table-cell/>
          <table:table-cell table:style-name="Table2.C8" office:value-type="string">
            <text:p text:style-name="P6"><text:text-input text:description="&lt; formatLang(o.amount_untaxed, digits=get_digits(dp='Purchase Price') ) &gt;">formatLang(o.amount_untaxed, digits=get_digits(dp='Purchase Price') )</text:text-input> <text:text-input text:description="&lt; o.pricelist_id.currency_id. symbol &gt;">o.pricelist_id.currency_id. symbol</text:text-input></text:p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5"/>
          </table:table-cell>
          <table:table-cell table:style-name="Table2.A2" table:number-columns-spanned="2" office:value-type="string">
            <text:p text:style-name="P5"><text:text-input text:description="&lt;_(&quot;Taxes :&quot;)&gt;">Taxes :</text:text-input></text:p>
          </table:table-cell>
          <table:covered-table-cell/>
          <table:table-cell table:style-name="Table2.A2" office:value-type="string">
            <text:p text:style-name="P6"><text:text-input text:description="&lt; formatLang(o.amount_tax, digits=get_digits(dp='Purchase Price'))  &gt;">formatLang(o.amount_tax, digits=get_digits(dp='Purchase Price'))</text:text-input> <text:text-input text:description="&lt; o.pricelist_id.currency_id. symbol &gt;">o.pricelist_id.currency_id. symbol</text:text-input></text:p>
          </table:table-cell>
        </table:table-row>
        <text:soft-page-break/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4"/>
          </table:table-cell>
          <table:table-cell table:style-name="Table2.C8" table:number-columns-spanned="2" office:value-type="string">
            <text:p text:style-name="P14"><text:text-input text:description="&lt;_(&quot;Total :&quot;)&gt;">Total :</text:text-input></text:p>
          </table:table-cell>
          <table:covered-table-cell/>
          <table:table-cell table:style-name="Table2.C8" office:value-type="string">
            <text:p text:style-name="P6"><text:text-input text:description="&lt; formatLang(o.amount_total, digits=get_digits(dp='Purchase Price') )  &gt;">formatLang(o.amount_total, digits=get_digits(dp='Purchase Price') )</text:text-input> <text:text-input text:description="&lt; o.pricelist_id.currency_id. symbol &gt;">o.pricelist_id.currency_id. symbol</text:text-input></text:p>
          </table:table-cell>
        </table:table-row>
      </table:table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Helvetica" svg:font-family="Helvetica"/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3mm" draw:shadow-offset-y="3mm" draw:start-line-spacing-horizontal="2.83mm" draw:start-line-spacing-vertical="2.83mm" draw:end-line-spacing-horizontal="2.83mm" draw:end-line-spacing-vertical="2.83m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9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Helvetica" fo:font-size="9pt" fo:language="en" fo:country="US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Helvetica" fo:font-size="14pt" style:font-name-asian="Bitstream Vera Sans" style:font-size-asian="14pt" style:font-name-complex="Bitstream Vera Sans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fo:padding="0mm" fo:border="none" text:number-lines="false" text:line-number="0" style:join-border="false"/>
      <style:text-properties fo:font-size="6pt" style:font-size-asian="6pt" style:font-size-complex="6pt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" style:display-name="terp_tblheader_General" style:family="paragraph" style:parent-style-name="terp_5f_header" style:class="text">
      <style:paragraph-properties fo:margin-top="2.12mm" fo:margin-bottom="2.12mm"/>
      <style:text-properties fo:font-size="8pt" style:font-size-asian="14.5pt" style:font-size-complex="14.5pt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2.12mm" fo:margin-bottom="2.12mm" style:page-number="auto"/>
      <style:text-properties fo:font-size="9pt" style:font-size-asian="14.5pt" style:font-size-complex="14.5pt"/>
    </style:style>
    <style:style style:name="terp_5f_default_5f_8" style:display-name="terp_default_8" style:family="paragraph" style:parent-style-name="terp_5f_header">
      <style:paragraph-properties fo:margin-top="0mm" fo:margin-bottom="0mm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tblheader_5f_General_5f_Centre" style:display-name="terp_tblheader_General_Centre" style:family="paragraph" style:parent-style-name="terp_5f_tblheader_5f_General">
      <style:paragraph-properties fo:text-align="center" style:justify-single-word="false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Bold_5f_9_5f_Right" style:display-name="terp_default_Bold_9_Right" style:family="paragraph" style:parent-style-name="terp_5f_default_5f_Bold_5f_9">
      <style:paragraph-properties fo:text-align="end" style:justify-single-word="false"/>
    </style:style>
    <style:style style:name="terp_5f_default_5f_8_5f_Italic" style:display-name="terp_default_8_Italic" style:family="paragraph" style:parent-style-name="terp_5f_default_5f_8">
      <style:text-properties fo:font-style="italic"/>
    </style:style>
    <style:style style:name="terp_5f_default_5f_2" style:display-name="terp_default_2" style:family="paragraph" style:parent-style-name="terp_5f_default_5f_8">
      <style:text-properties fo:font-size="2pt"/>
    </style:style>
    <style:style style:name="terp_5f_default_5f_Italic" style:display-name="terp_default_Italic" style:family="paragraph" style:parent-style-name="terp_5f_default_5f_8">
      <style:paragraph-properties fo:margin="100%" fo:margin-left="7.06mm" fo:margin-right="0mm" fo:margin-top="0mm" fo:margin-bottom="0mm" fo:text-indent="0mm" style:auto-text-indent="false"/>
      <style:text-properties fo:font-size="8pt" fo:font-style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4.3mm" style:type="center"/>
          <style:tab-stop style:position="188.61mm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6.4mm" fo:margin-right="14.99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Endnote" style:page-layout-name="Mpm2">
      <style:header>
        <text:p text:style-name="Header"/>
      </style:header>
    </style:master-page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Linux OpenOffice.org_project/340m1$Build-9590</meta:generator>
    <meta:creation-date>2006-09-04T10:59:43</meta:creation-date>
    <dc:date>2014-01-18T02:31:45</dc:date>
    <meta:editing-cycles>314</meta:editing-cycles>
    <meta:editing-duration>P1DT8H51M38S</meta:editing-duration>
    <meta:document-statistic meta:table-count="3" meta:image-count="0" meta:object-count="0" meta:page-count="2" meta:paragraph-count="34" meta:word-count="97" meta:character-count="1376"/>
    <meta:user-defined meta:name="Info 1">http://localhost:8069</meta:user-defined>
    <meta:user-defined meta:name="Info 2">admin</meta:user-defined>
    <meta:user-defined meta:name="Info 3">394</meta:user-defined>
    <meta:user-defined meta:name="Info 4">purchase.order</meta:user-defined>
  </office:meta>
</office:document-meta>
</file>